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Free Documentation License</text:h>
      <text:p text:style-name="First_20_paragraph">Version 1.1, March 2000</text:p>
      <text:p text:style-name="Preformatted_20_Text">Copyright (C) 2000 <text:s/>Free Software Foundation, Inc.</text:p>
      <text:p text:style-name="Preformatted_20_Text">51 Franklin St, Fifth Floor, Boston, MA <text:s/>02110-1301 <text:s/>USA</text:p>
      <text:p text:style-name="Preformatted_20_Text"/>
      <text:p text:style-name="Preformatted_20_Text">Everyone is permitted to copy and distribute verbatim copies</text:p>
      <text:p text:style-name="Preformatted_20_Text">of this license document, but changing it is not allowed.</text:p>
      <text:p text:style-name="First_20_paragraph"><text:span text:style-name="T1">0. PREAMBLE</text:span></text:p>
      <text:p text:style-name="Text_20_body">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Text_20_body"><text:span text:style-name="T1">1. APPLICABILITY AND DEFINITIONS</text:span></text:p>
      <text:p text:style-name="Text_20_body">This License applies to any manual or other work that contains a notice placed by the copyright holder saying it can be distributed under the terms of this License. The "Document", below, refers to any such manual or work. Any member of the public is a licensee, and is addressed as "you".</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text:p>
      <text:p text:style-name="Text_20_body"><text:soft-page-break/>The "Cover Texts" are certain short passages of text that are listed, as Front-Cover Texts or Back-Cover Texts, in the notice that says that the Document is released under this License.</text:p>
      <text:p text:style-name="Text_20_body">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ext:span text:style-name="T1">2. VERBATIM COPYING</text:span></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Text_20_body"><text:span text:style-name="T1">3. COPYING IN QUANTITY</text:span></text:p>
      <text:p text:style-name="Text_20_body">If you publish printed copie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text:soft-page-break/>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Text_20_body"><text:span text:style-name="T1">4. MODIFICATIONS</text:span></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763570330976293520" text:style-name="L1">
        <text:list-item>
          <text:p text:style-name="P2"><text:span text:style-name="T1">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2"><text:span text:style-name="T1">B.</text:span> List on the Title Page, as authors, one or more persons or entities responsible for authorship of the modifications in the Modified Version, together with at least five of the principal authors of the Document (all of its principal authors, if it has less than five).</text:p>
        </text:list-item>
        <text:list-item>
          <text:p text:style-name="P2"><text:span text:style-name="T1">C.</text:span> State on the Title page the name of the publisher of the Modified Version, as the publisher.</text:p>
        </text:list-item>
        <text:list-item>
          <text:p text:style-name="P2"><text:span text:style-name="T1">D.</text:span> Preserve all the copyright notices of the Document.</text:p>
        </text:list-item>
        <text:list-item>
          <text:p text:style-name="P2"><text:span text:style-name="T1">E.</text:span> Add an appropriate copyright notice for your modifications adjacent to the other copyright notices.</text:p>
        </text:list-item>
        <text:list-item>
          <text:p text:style-name="P2"><text:span text:style-name="T1">F.</text:span> Include, immediately after the copyright notices, a license notice giving the public permission to use the Modified Version under the terms of this License, in the form shown in the Addendum below.</text:p>
        </text:list-item>
        <text:list-item>
          <text:p text:style-name="P2"><text:span text:style-name="T1">G.</text:span> Preserve in that license notice the full lists of Invariant Sections and required Cover Texts given in the Document's license notice.</text:p>
        </text:list-item>
        <text:list-item>
          <text:p text:style-name="P2"><text:span text:style-name="T1">H.</text:span> Include an unaltered copy of this License.</text:p>
        </text:list-item>
        <text:list-item>
          <text:p text:style-name="P2"><text:span text:style-name="T1">I.</text:span> Preserve the section entitled "History", and its title, and add to it an item stating at least <text:soft-page-break/>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2"><text:span text:style-name="T1">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2"><text:span text:style-name="T1">K.</text:span> In any section entitled "Acknowledgements" or "Dedications", preserve the section's title, and preserve in the section all the substance and tone of each of the contributor acknowledgements and/or dedications given therein.</text:p>
        </text:list-item>
        <text:list-item>
          <text:p text:style-name="P2"><text:span text:style-name="T1">L.</text:span> Preserve all the Invariant Sections of the Document, unaltered in their text and in their titles. Section numbers or the equivalent are not considered part of the section titles.</text:p>
        </text:list-item>
        <text:list-item>
          <text:p text:style-name="P2"><text:span text:style-name="T1">M.</text:span> Delete any section entitled "Endorsements". Such a section may not be included in the Modified Version.</text:p>
        </text:list-item>
        <text:list-item>
          <text:p text:style-name="P2"><text:span text:style-name="T1">N.</text:span> Do not retitle any existing section as "Endorsements" or to conflict in title with any Invariant Section.</text:p>
        </text:list-item>
      </text:list>
      <text:p text:style-name="First_20_paragraph">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Text_20_body"><text:span text:style-name="T1">5. COMBINING DOCUMENTS</text:span></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text:p>
      <text:p text:style-name="Text_20_body"><text:soft-page-break/>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Text_20_body"><text:span text:style-name="T1">6. COLLECTIONS OF DOCUMENTS</text:span></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Text_20_body"><text:span text:style-name="T1">7. AGGREGATION WITH INDEPENDENT WORKS</text:span></text:p>
      <text:p text:style-name="Text_20_body">A compilation of the Document or its derivatives with other separate and independent documents or works, in or on a volume of a storage or distribution medium, does not as a whole count as a Modified Version of the Document, provided no compilation copyright is claimed for the compilation. Such a compilation is called an "aggregate", and this License does not apply to the other self-contained works thus compiled with the Document, on account of their being thus compiled, if they are not themselves derivative works of the Document.</text:p>
      <text:p text:style-name="Text_20_body">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aggregate.</text:p>
      <text:p text:style-name="Text_20_body"><text:span text:style-name="T1">8. TRANSLATION</text:spa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text:p>
      <text:p text:style-name="Text_20_body"><text:span text:style-name="T1">9. TERMINATION</text:span></text:p>
      <text:p text:style-name="Text_20_body"><text:soft-page-break/>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p text:style-name="Text_20_body"><text:span text:style-name="T1">10. FUTURE REVISIONS OF THIS LICENSE</text:span></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text:h text:style-name="Heading_20_3" text:outline-level="3">How to use this License for your documents</text:h>
      <text:p text:style-name="First_20_paragraph">To use this License in a document you have written, include a copy of the License in the document and put the following copyright and license notices just after the title page:</text:p>
      <text:p text:style-name="Preformatted_20_Text"><text:s text:c="6"/>Copyright (c) <text:s/>YEAR <text:s/>YOUR NAME.</text:p>
      <text:p text:style-name="Preformatted_20_Text"><text:s text:c="6"/>Permission is granted to copy, distribute and/or modify this document</text:p>
      <text:p text:style-name="Preformatted_20_Text"><text:s text:c="6"/>under the terms of the GNU Free Documentation License, Version 1.1</text:p>
      <text:p text:style-name="Preformatted_20_Text"><text:s text:c="6"/>or any later version published by the Free Software Foundation;</text:p>
      <text:p text:style-name="Preformatted_20_Text"><text:s text:c="6"/>with the Invariant Sections being LIST THEIR TITLES, with the</text:p>
      <text:p text:style-name="Preformatted_20_Text"><text:s text:c="6"/>Front-Cover Texts being LIST, and with the Back-Cover Texts being LIST.</text:p>
      <text:p text:style-name="Preformatted_20_Text"><text:s text:c="6"/>A copy of the license is included in the section entitled "GNU</text:p>
      <text:p text:style-name="Preformatted_20_Text"><text:s text:c="6"/>Free Documentation License".</text:p>
      <text:p text:style-name="First_20_paragraph">If you have no Invariant Sections, write "with no Invariant Sections" instead of saying which ones are invariant. If you have no Front-Cover Texts, write "no Front-Cover Texts" instead of "Front-Cover Texts being LIST"; likewise for Back-Cover Texts.</text:p>
      <text:p text:style-name="Text_20_body">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8-05T22:10:58.609788408</dc:date>
    <dc:creator>Jason Self</dc:creator>
    <meta:editing-duration>P0D</meta:editing-duration>
    <meta:editing-cycles>1</meta:editing-cycles>
    <meta:document-statistic meta:table-count="0" meta:image-count="0" meta:object-count="0" meta:page-count="6" meta:paragraph-count="77" meta:word-count="2925" meta:character-count="17830" meta:non-whitespace-character-count="14943"/>
    <meta:generator>LibreOffice/4.2.8.2$Linux_X86_64 LibreOffice_project/420m0$Build-2</meta:generator>
  </office:meta>
</office:document-meta>
</file>